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T1" style:family="text">
      <style:text-properties officeooo:rsid="0019fd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</text:span>1. Display all the information of the emp table.</text:p>
      <text:p text:style-name="P1"/>
      <text:p text:style-name="P1"/>
      <text:p text:style-name="P1">ANS: select * from emp;</text:p>
      <text:p text:style-name="P1"/>
      <text:p text:style-name="P1"/>
      <text:p text:style-name="P1"/>
      <text:p text:style-name="P1"><text:span text:style-name="T1">Q</text:span>2. Display unique jobs from emp</text:p>
      <text:p text:style-name="P1"/>
      <text:p text:style-name="P1"/>
      <text:p text:style-name="P1">ANS: Select DISTINCT JOB from emp;</text:p>
      <text:p text:style-name="P1"/>
      <text:p text:style-name="P1"/>
      <text:p text:style-name="P1"><text:span text:style-name="T1">Q</text:span>3. List the details of the emps in asc order of their salaries.</text:p>
      <text:p text:style-name="P1"/>
      <text:p text:style-name="P1">ANS: select * from emp order by sal asc;</text:p>
      <text:p text:style-name="P1"/>
      <text:p text:style-name="P1"/>
      <text:p text:style-name="P1"><text:span text:style-name="T1">Q</text:span>5. Display all the unique job groups in the desc order</text:p>
      <text:p text:style-name="P1"/>
      <text:p text:style-name="P1">ANS: select distinct job from emp order by job desc;</text:p>
      <text:p text:style-name="P1"/>
      <text:p text:style-name="P1"><text:span text:style-name="T1">Q</text:span>6. Display all the details of the 'Mgrs'</text:p>
      <text:p text:style-name="P1"/>
      <text:p text:style-name="P1">ANS: select * from emp where job='MANAGER';</text:p>
      <text:p text:style-name="P1"/>
      <text:p text:style-name="P1"><text:span text:style-name="T1">Q</text:span>7. List the emps who joind before 1981.</text:p>
      <text:p text:style-name="P1"/>
      <text:p text:style-name="P1">ANS: <text:s/>select * from emp where hiredate &lt; '1981';</text:p>
      <text:p text:style-name="P1"/>
      <text:p text:style-name="P1"/>
      <text:p text:style-name="P1"><text:span text:style-name="T1">Q</text:span>8. List Empno,Ename,Sal,Daily Sal of all employees in the ASC order of AnnSal.</text:p>
      <text:p text:style-name="P1"/>
      <text:p text:style-name="P1">ANS: select empno,ename,sal,sal/30 as dailysal,sal*12 as AnnSal from emp order by AnnSal;</text:p>
      <text:p text:style-name="P1"/>
      <text:p text:style-name="P1"/>
      <text:p text:style-name="P1"><text:span text:style-name="T1">Q</text:span>9. Display the empno,ename,job,hiredate,exp of all Mgrs.</text:p>
      <text:p text:style-name="P1">ANS: select empno,ename,job,hiredate, DATEDIFF(month,hiredate,GETDATE()) as Exp from emp where job ='MANAGER';</text:p>
      <text:p text:style-name="P1"/>
      <text:p text:style-name="P1"><text:span text:style-name="T1">Q</text:span>10. List the empno,ename,sal,exp of all emps working for Mgr 7839.</text:p>
      <text:p text:style-name="P1"/>
      <text:p text:style-name="P1">ANS: select empno,ename,job,hiredate, DATEDIFF(month,hiredate,GETDATE()) as Exp from emp where mgr=7839;</text:p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1:25:51.731820985</meta:creation-date>
    <dc:date>2019-06-28T11:30:32.784409789</dc:date>
    <meta:editing-duration>PT4M4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165" meta:character-count="1027" meta:non-whitespace-character-count="879"/>
  </office:meta>
</office:document-meta>
</file>